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942504969081F422.png" manifest:media-type="image/png"/>
  <manifest:file-entry manifest:full-path="Pictures/10000A2A0000001A0000001A6F9D6A8B8667F4EC.svg" manifest:media-type="image/svg+xml"/>
  <manifest:file-entry manifest:full-path="Pictures/10000AC00000001A0000001A621FDD78EEEE5F0F.svg" manifest:media-type="image/svg+xml"/>
  <manifest:file-entry manifest:full-path="Pictures/1000020100000001000000017ECFC6E3E4267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7ce65" officeooo:paragraph-rsid="0007ce6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07ce65" officeooo:paragraph-rsid="0007ce65" style:font-weight-asian="normal" style:font-weight-complex="normal"/>
    </style:style>
    <style:style style:name="P5" style:family="paragraph" style:parent-style-name="Standard">
      <style:text-properties fo:font-weight="normal" officeooo:rsid="0016edfc" officeooo:paragraph-rsid="0016edfc" style:font-weight-asian="normal" style:font-weight-complex="normal"/>
    </style:style>
    <style:style style:name="P6" style:family="paragraph" style:parent-style-name="Standard">
      <style:text-properties fo:font-weight="normal" officeooo:paragraph-rsid="0016edfc" style:font-weight-asian="normal" style:font-weight-complex="normal"/>
    </style:style>
    <style:style style:name="P7" style:family="paragraph" style:parent-style-name="Standard">
      <style:text-properties fo:font-weight="normal" officeooo:paragraph-rsid="001a5573" style:font-weight-asian="normal" style:font-weight-complex="normal"/>
    </style:style>
    <style:style style:name="P8" style:family="paragraph" style:parent-style-name="Standard">
      <style:text-properties fo:font-weight="normal" officeooo:rsid="00243f2a" officeooo:paragraph-rsid="00243f2a" style:font-weight-asian="normal" style:font-weight-complex="normal"/>
    </style:style>
    <style:style style:name="P9" style:family="paragraph" style:parent-style-name="Standard">
      <style:text-properties fo:font-weight="normal" officeooo:paragraph-rsid="00282d3b" style:font-weight-asian="normal" style:font-weight-complex="normal"/>
    </style:style>
    <style:style style:name="P10" style:family="paragraph" style:parent-style-name="Standard">
      <style:text-properties fo:font-weight="normal" officeooo:rsid="00304ae8" officeooo:paragraph-rsid="00304ae8" style:font-weight-asian="normal" style:font-weight-complex="normal"/>
    </style:style>
    <style:style style:name="P11" style:family="paragraph" style:parent-style-name="Standard">
      <style:text-properties officeooo:paragraph-rsid="000556bf"/>
    </style:style>
    <style:style style:name="P12" style:family="paragraph" style:parent-style-name="Standard">
      <style:text-properties fo:font-size="12pt" fo:font-weight="normal" officeooo:rsid="0007ce65" style:font-size-asian="12pt" style:font-weight-asian="normal" style:font-size-complex="12pt" style:font-weight-complex="normal"/>
    </style:style>
    <style:style style:name="P13" style:family="paragraph" style:parent-style-name="Standard">
      <style:text-properties style:font-name="Liberation Serif" fo:font-size="12pt"/>
    </style:style>
    <style:style style:name="P14" style:family="paragraph" style:parent-style-name="Standard">
      <style:text-properties style:font-name="Liberation Serif" fo:font-size="12pt" fo:font-weight="normal"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07ce65" officeooo:paragraph-rsid="0007ce65"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304ae8" officeooo:paragraph-rsid="00304ae8" style:font-size-asian="12pt" style:font-weight-asian="normal" style:font-size-complex="12pt" style:font-weight-complex="normal"/>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officeooo:paragraph-rsid="00304ae8" style:font-size-asian="12pt" style:font-size-complex="12pt"/>
    </style:style>
    <style:style style:name="P19" style:family="paragraph" style:parent-style-name="Standard">
      <style:text-properties officeooo:paragraph-rsid="00243f2a"/>
    </style:style>
    <style:style style:name="P20" style:family="paragraph" style:parent-style-name="Standard">
      <style:text-properties officeooo:paragraph-rsid="002a3e13"/>
    </style:style>
    <style:style style:name="P21" style:family="paragraph" style:parent-style-name="Standard">
      <style:text-properties officeooo:rsid="002c3db8" officeooo:paragraph-rsid="002a3e13"/>
    </style:style>
    <style:style style:name="P22" style:family="paragraph" style:parent-style-name="Standard">
      <style:text-properties officeooo:rsid="002c3db8" officeooo:paragraph-rsid="002c3db8"/>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T1" style:family="text">
      <style:text-properties fo:font-weight="bold"/>
    </style:style>
    <style:style style:name="T2" style:family="text">
      <style:text-properties fo:font-weight="bold" officeooo:rsid="000556bf"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0f57b" style:font-weight-asian="bold" style:font-weight-complex="bold"/>
    </style:style>
    <style:style style:name="T5" style:family="text">
      <style:text-properties fo:font-weight="bold" officeooo:rsid="00367c5a" style:font-weight-asian="bold" style:font-weight-complex="bold"/>
    </style:style>
    <style:style style:name="T6" style:family="text">
      <style:text-properties fo:font-weight="bold" officeooo:rsid="003bdf72" style:font-weight-asian="bold" style:font-weight-complex="bold"/>
    </style:style>
    <style:style style:name="T7" style:family="text">
      <style:text-properties fo:font-weight="bold" officeooo:rsid="003e346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556bf" style:font-weight-asian="normal" style:font-weight-complex="normal"/>
    </style:style>
    <style:style style:name="T10" style:family="text">
      <style:text-properties fo:font-weight="normal" officeooo:rsid="00243f2a" style:font-weight-asian="normal" style:font-weight-complex="normal"/>
    </style:style>
    <style:style style:name="T11" style:family="text">
      <style:text-properties fo:font-weight="normal" officeooo:rsid="00265c03" style:font-weight-asian="normal" style:font-weight-complex="normal"/>
    </style:style>
    <style:style style:name="T12" style:family="text">
      <style:text-properties fo:font-weight="normal" officeooo:rsid="002a3e13" style:font-weight-asian="normal" style:font-weight-complex="normal"/>
    </style:style>
    <style:style style:name="T13" style:family="text">
      <style:text-properties fo:font-weight="normal" officeooo:rsid="0030f57b" style:font-weight-asian="normal" style:font-weight-complex="normal"/>
    </style:style>
    <style:style style:name="T14" style:family="text">
      <style:text-properties fo:font-weight="normal" officeooo:rsid="00304ae8" style:font-weight-asian="normal" style:font-weight-complex="normal"/>
    </style:style>
    <style:style style:name="T15" style:family="text">
      <style:text-properties fo:font-weight="normal" officeooo:rsid="00325036" style:font-weight-asian="normal" style:font-weight-complex="normal"/>
    </style:style>
    <style:style style:name="T16" style:family="text">
      <style:text-properties fo:font-weight="normal" style:font-size-asian="12pt" style:font-weight-asian="normal" style:font-size-complex="12pt" style:font-weight-complex="normal"/>
    </style:style>
    <style:style style:name="T17" style:family="text">
      <style:text-properties fo:font-weight="normal" officeooo:rsid="000ca530" style:font-size-asian="12pt" style:font-weight-asian="normal" style:font-size-complex="12pt" style:font-weight-complex="normal"/>
    </style:style>
    <style:style style:name="T18" style:family="text">
      <style:text-properties officeooo:rsid="00066eba"/>
    </style:style>
    <style:style style:name="T19" style:family="text">
      <style:text-properties officeooo:rsid="0008662e"/>
    </style:style>
    <style:style style:name="T20" style:family="text">
      <style:text-properties style:font-size-asian="12pt" style:font-size-complex="12pt"/>
    </style:style>
    <style:style style:name="T21" style:family="text">
      <style:text-properties officeooo:rsid="00134985"/>
    </style:style>
    <style:style style:name="T22" style:family="text">
      <style:text-properties officeooo:rsid="001a5573"/>
    </style:style>
    <style:style style:name="T23" style:family="text">
      <style:text-properties officeooo:rsid="001afb75"/>
    </style:style>
    <style:style style:name="T24" style:family="text">
      <style:text-properties officeooo:rsid="001d2121"/>
    </style:style>
    <style:style style:name="T25" style:family="text">
      <style:text-properties officeooo:rsid="0020b551"/>
    </style:style>
    <style:style style:name="T26" style:family="text">
      <style:text-properties officeooo:rsid="00220d59"/>
    </style:style>
    <style:style style:name="T27" style:family="text">
      <style:text-properties officeooo:rsid="002279f6"/>
    </style:style>
    <style:style style:name="T28" style:family="text">
      <style:text-properties officeooo:rsid="0024707c"/>
    </style:style>
    <style:style style:name="T29" style:family="text">
      <style:text-properties officeooo:rsid="0027b143"/>
    </style:style>
    <style:style style:name="T30" style:family="text">
      <style:text-properties officeooo:rsid="00282d3b"/>
    </style:style>
    <style:style style:name="T31" style:family="text">
      <style:text-properties officeooo:rsid="003475f1"/>
    </style:style>
    <style:style style:name="T32" style:family="text">
      <style:text-properties officeooo:rsid="0039153a"/>
    </style:style>
    <style:style style:name="T33" style:family="text">
      <style:text-properties officeooo:rsid="003c6904"/>
    </style:style>
    <style:style style:name="T34" style:family="text">
      <style:text-properties officeooo:rsid="003e4577"/>
    </style:style>
    <style:style style:name="T35" style:family="text">
      <style:text-properties officeooo:rsid="003fc563"/>
    </style:style>
    <style:style style:name="T36" style:family="text">
      <style:text-properties officeooo:rsid="00446639"/>
    </style:style>
    <style:style style:name="T37" style:family="text">
      <style:text-properties officeooo:rsid="0047aa93"/>
    </style:style>
    <style:style style:name="T38" style:family="text">
      <style:text-properties officeooo:rsid="004b006b"/>
    </style:style>
    <style:style style:name="T39" style:family="text">
      <style:text-properties officeooo:rsid="004befa5"/>
    </style:style>
    <style:style style:name="T40" style:family="text">
      <style:text-properties officeooo:rsid="004c324b"/>
    </style:style>
    <style:style style:name="T41" style:family="text">
      <style:text-properties fo:font-style="italic"/>
    </style:style>
    <style:style style:name="T42" style:family="text">
      <style:text-properties officeooo:rsid="0050565d"/>
    </style:style>
    <style:style style:name="T43" style:family="text">
      <style:text-properties officeooo:rsid="00515d0c"/>
    </style:style>
    <style:style style:name="T44" style:family="text">
      <style:text-properties officeooo:rsid="00531a8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l concepto de Agente. Agentes Racionales vs. Agentes Inteligentes.</text:p>
      <text:p text:style-name="P1">Arquitecturas de Agentes.</text:p>
      <text:p text:style-name="P1"/>
      <text:p text:style-name="P11"><text:span text:style-name="T9">Un </text:span><text:span text:style-name="T2">agente inteligente</text:span><text:span text:style-name="T9">, es una entidad capaz de percibir su entorno, procesar tales percepciones y responder o actuar en su entorno de manera racional, es decir, de manera correcta y tendiendo a maximizar un resultado esperado. Es capaz de percibir su medioambiente con la ayuda de sensores y actuar en ese medio utilizando actuadores (elementos que reaccionan a un estímulo realizando una acción). </text:span>En este contexto la racionalidad es la característica que posee una elección de ser correcta, más específicamente, de tender a maximizar un resultado esperado. <text:span text:style-name="T18">Un agente racional es por tanto aquel que actúa con la intención de obtener el mejor resultado posible. </text:span></text:p>
      <text:p text:style-name="P11"/>
      <text:p text:style-name="P2">Arquitecturas de agentes:</text:p>
      <text:p text:style-name="P2">Por su topología: </text:p>
      <text:p text:style-name="P2">- Horizontal</text:p>
      <text:p text:style-name="P4"><text:span text:style-name="T19"><text:tab/>R</text:span>ecorre su lista de acciones posibles por capas hasta llegar a la</text:p>
      <text:p text:style-name="P4"><text:tab/>última y entonces ejecutar la acción correspondiente.</text:p>
      <text:p text:style-name="P4"/>
      <text:p text:style-name="P2">- Vertical</text:p>
      <text:p text:style-name="P4"><text:span text:style-name="T19"><text:tab/>P</text:span>ueden ser de una pasada que entonces actuarían como las</text:p>
      <text:p text:style-name="P4"><text:tab/>arquitecturas horizontales o de dos pasadas, éstas recorren su lista de posibles acciones</text:p>
      <text:p text:style-name="P4"><text:tab/>por capas hasta llegar a la última y después el flujo baja hasta la capa inferior de nuevo.</text:p>
      <text:p text:style-name="P2"/>
      <text:p text:style-name="P2">- Híbrida</text:p>
      <text:p text:style-name="P2"/>
      <text:p text:style-name="P2">Por su nivel de abstracción:</text:p>
      <text:p text:style-name="P2">- Deliberativa</text:p>
      <text:p text:style-name="P15">Son aquellas arquitecturas que utilizan modelos de representación simbólica del </text:p>
      <text:p text:style-name="P14">conocimiento. Suelen estar basadas en la teoría clásica de planificación. Estos agentes </text:p>
      <text:p text:style-name="P14">parten de un estado inicial y son capaces de generar planes para alcanzar sus objetivos </text:p>
      <text:p text:style-name="P14">(Maes, 1989). En estos sistemas parece aceptada la idea de que es necesario dotar a los </text:p>
      <text:p text:style-name="P14">agentes de un sistema de planificación que se encargue de determinar qué pasos se </text:p>
      <text:p text:style-name="P14">deben llevar a cabo para alcanzar sus objetivos. Por tanto, un agente deliberativo (o con <text:s/>una arquitectura deliberativa) es aquel que contiene un modelo simbólico del mundo, <text:s/>explícitamente representado, en donde las decisiones se toman utilizando mecanismos <text:s/>de razonamiento lógico basados en la correspondencia de patrones y la manipulación <text:s/>simbólica, con el propósito de alcanzar los objetivos del agente.</text:p>
      <text:p text:style-name="P13"><text:span text:style-name="T16">Cuando se decide implementar una arquitectura deliberativa hay que buscar, en primer lugar, una descripción simbólica adecuada del problema, e integrarla en el agente, para que este pueda razonar y llevar a cabo las tareas encomendadas en el tiempo </text:span><text:span text:style-name="T17">p</text:span><text:span text:style-name="T20">reestablecido. Aunque parece una cuestión trivial, debido a la complejidad de los <text:s/>algoritmos de manipulación simbólica, es un aspecto al que hay que prestar mucha <text:s/>atención, especialmente si se tiene en cuenta que los agentes se desenvuelven en dominios reales, en los que frecuentemente tienen que responder a los estímulos en <text:s/>tiempo real.</text:span></text:p>
      <text:p text:style-name="P12"/>
      <text:p text:style-name="P2">- Reactiva</text:p>
      <text:p text:style-name="P4"><text:span text:style-name="T21">A</text:span>ctúa en función al entorno que perciben a través de sus sensores, a lo denominado estímulo-respuesta. Operan rápido y eficazmente sin la necesidad de una representación interna del entorno ni de hacer uso de decisiones pasadas. Aunque también existen los agentes reactivos con memoria, que estos sí que almacenan acciones tomadas en el pasado y pueden llegar a llevar una pequeña representación del mundo en el que se mueven para poder así tomar una decisión más correcta la próxima vez que se vaya a tomar una.</text:p>
      <text:p text:style-name="P4"/>
      <text:p text:style-name="P2"><text:soft-page-break/>- Híbrida</text:p>
      <text:p text:style-name="P15">Como hemos visto, tanto las arquitecturas reactivas como las deliberativas presentan </text:p>
      <text:p text:style-name="P14">ciertas limitaciones.</text:p>
      <text:p text:style-name="P14">Por ello, se han propuesto sistemas híbridos que pretenden combinar aspectos de ambos modelos. Una primera propuesta puede ser construir un agente compuesto de dos subsistemas: uno deliberativo, que utilice un modelo simbólico y que genere planes en el sentido expuesto anteriormente, y otro reactivo centrado en reaccionar a los eventos que tengan lugar en el entorno y que no requiera un mecanismo de razonamiento complejo. </text:p>
      <text:p text:style-name="P14">Por su propia naturaleza estas arquitecturas son propicias para una estructuración por </text:p>
      <text:p text:style-name="P14">capas, que puede ser:</text:p>
      <text:p text:style-name="P14">• Vertical: sólo una capa tiene acceso a los sensores y actuadores.</text:p>
      <text:p text:style-name="P14">• Horizontal: todas las capas tienen acceso a los sensores y a los actuadores</text:p>
      <text:p text:style-name="P15"/>
      <text:p text:style-name="P1"/>
      <text:p text:style-name="P1">2.- Características de los Agentes reactivos y deliberativos. Similitudes y diferencias.</text:p>
      <text:p text:style-name="P1">Arquitecturas.</text:p>
      <text:p text:style-name="P3"/>
      <text:p text:style-name="P5">[Explicar agente reactivo y deliberativo]</text:p>
      <text:p text:style-name="P3"/>
      <text:p text:style-name="P3">Similitudes:</text:p>
      <text:p text:style-name="P3">• Tienen como objetivo alcanzar una meta.</text:p>
      <text:p text:style-name="P6">• Tienen que partir con un conjunto de reglas o acciones con las que interactuar con el entorno.</text:p>
      <text:p text:style-name="P3"/>
      <text:p text:style-name="P3">Diferencias:</text:p>
      <text:p text:style-name="P3">• El agente deliberativo necesita tener un modelo simbólico del entorno, mientras que el reactivo no.</text:p>
      <text:p text:style-name="P6">• El agente reactivo basa sus acciones en lo que percibe en ese momento del entorno, mientras que el deliberativo procesa su acción con más información y conocimiento.</text:p>
      <text:p text:style-name="P6">• El agente reactivo suele realizar sus acciones más rápidas que el agente deliberativo.</text:p>
      <text:p text:style-name="P1"/>
      <text:p text:style-name="P1">3.- Métodos de búsqueda no informada.</text:p>
      <text:p text:style-name="P3"/>
      <text:p text:style-name="P3">Los algoritmos de <text:span text:style-name="T22">búsqueda </text:span>no informada no dependen de información propia del problema a la</text:p>
      <text:p text:style-name="P3">hora de resolverlo, sino que proporcionan métodos generales para recorrer los árboles de</text:p>
      <text:p text:style-name="P3">búsqueda asociados a la representación del problema, por lo que se pueden aplicar en</text:p>
      <text:p text:style-name="P7">cualquier circunstancia.</text:p>
      <text:p text:style-name="P7">Hay 6 tipos:</text:p>
      <text:p text:style-name="P3"><text:span text:style-name="T3">Búsqueda en profundidad</text:span>: utilizado para recorrer todos los nodos de un grafo o árbol</text:p>
      <text:p text:style-name="P3">de manera ordenada, pero no uniforme. Su funcionamiento consiste en ir expandiendo</text:p>
      <text:p text:style-name="P3">todos y cada uno de los nodos que va localizando, de forma recurrente, en un camino</text:p>
      <text:p text:style-name="P3">concreto. Cuando ya no quedan más nodos que visitar en dicho camino, regresa de modo</text:p>
      <text:p text:style-name="P3">que repite el mismo proceso con cada uno de los hermanos del nodo ya procesado.</text:p>
      <text:p text:style-name="P3"><text:span text:style-name="T3"/></text:p>
      <text:p text:style-name="P3"><text:span text:style-name="T3">Búsqueda en anchura:</text:span> utilizado para recorrer todos los nodos de un grafo o árbol.</text:p>
      <text:p text:style-name="P3">Intuitivamente, se comienza en la raíz y se exploran todos los vecinos de este nodo. A</text:p>
      <text:p text:style-name="P3">continuación, para cada uno de los vecinos se exploran sus respectivos vecinos</text:p>
      <text:p text:style-name="P3">adyacentes, y así hasta que se recorra todo el árbol.</text:p>
      <text:p text:style-name="P3"/>
      <text:p text:style-name="P3"><text:span text:style-name="T3">Búsqueda en profundidad limitada</text:span>: es una variante de la búsqueda en profundidad,</text:p>
      <text:p text:style-name="P3">donde se establece un límite <text:span text:style-name="T22">en la </text:span>profundidad.</text:p>
      <text:p text:style-name="P3"/>
      <text:p text:style-name="P3"/>
      <text:p text:style-name="P3"/>
      <text:p text:style-name="P3"><text:soft-page-break/><text:span text:style-name="T3">Búsqueda en profundidad iterativa</text:span>: es una variante de la búsqueda en profundidad</text:p>
      <text:p text:style-name="P3">limitada, donde la cota de profundidad elegida va aumentando si no encuentra una</text:p>
      <text:p text:style-name="P3">solución. <text:span text:style-name="T24">También existe esta variante para la búsqueda en anchura iterada y limitada.</text:span></text:p>
      <text:p text:style-name="P3"/>
      <text:p text:style-name="P3"><text:span text:style-name="T3">Búsqueda en coste uniforme: </text:span>es una variante del método “Primero el Mejor”, utilizado para</text:p>
      <text:p text:style-name="P3">recorrer sobre grafos el camino de costo mínimo entre un nodo raíz y un nodo destino. La</text:p>
      <text:p text:style-name="P3">búsqueda comienza por el nodo raíz y continúa visitando el siguiente nodo que tiene menor costo total desde la raíz. Los nodos son visitados de esta manera hasta que el nodo destino es alcanzado.</text:p>
      <text:p text:style-name="P3"/>
      <text:p text:style-name="P3"><text:span text:style-name="T3">Búsqueda bidireccional</text:span>: Es un método en el cual se realiza simultáneamente una</text:p>
      <text:p text:style-name="P3">búsqueda desde el estado inicial y otra búsqueda desde el estado objetivo <text:span text:style-name="T23">hasta que éstas se encuentren en el estado solución</text:span>.</text:p>
      <text:p text:style-name="P1"/>
      <text:p text:style-name="P1">4.- El concepto de heurística. Como se construyen las heurísticas. Uso de las</text:p>
      <text:p text:style-name="P1">heurísticas en IA.</text:p>
      <text:p text:style-name="P1"/>
      <text:p text:style-name="P3"><text:span text:style-name="T25">Una heurística es un algoritmo que </text:span>trata la resolución de problemas aplicando soluciones parciales, a menudo intuidas. Se evalúan los resultados intermedios obtenidos para aproximarse poco</text:p>
      <text:p text:style-name="P3">a poco al resultado o solución final.</text:p>
      <text:p text:style-name="P3">Una heurística <text:span text:style-name="T25">se caracteriza por carecer o bien de buenos tiempos de ejecución, o bien de no proveer buenas soluciones</text:span>; por ejemplo, normalmente encuentran buenas soluciones, aunque no hay pruebas de que la solución no pueda ser arbitrariamente errónea en algunos casos; o se ejecuta razonablemente rápido, aunque no existe tampoco prueba de que siempre será así. Las heurísticas generalmente son usadas cuando no existe una solución óptima bajo las restricciones dadas <text:span text:style-name="T26">del problema.</text:span></text:p>
      <text:p text:style-name="P3">Las heurísticas <text:span text:style-name="T27">agrupan </text:span>criterios, métodos, o principios para decidir cuál puede ser la solución</text:p>
      <text:p text:style-name="P3">más efectiva hacia un objetivo, por tanto, se caracterizan en por tener criterios simples y</text:p>
      <text:p text:style-name="P3">poder diferenciar buenas de malas decisiones.</text:p>
      <text:p text:style-name="P3"/>
      <text:p text:style-name="P19"><text:span text:style-name="T10">Una heurística </text:span>es <text:span text:style-name="T1">admisible</text:span> si nunca <text:span text:style-name="T28">sobrepasa</text:span> el costo de alcanzar el objetivo, <text:span text:style-name="T28">es decir,</text:span> en el punto actual <text:span text:style-name="T28">del problema,</text:span> la estimación del costo de alcanzar el objetivo nunca es mayor que el menor <text:span text:style-name="T28">de los costos reales posibles.</text:span></text:p>
      <text:p text:style-name="P8"/>
      <text:p text:style-name="P19"><text:span text:style-name="T10">Las heurísticas admisibles se construyen </text:span><text:span text:style-name="T11">a partir d</text:span>e una versión simplificada del problema, o por información desde un patrón de base de datos que almacene la solución exacta de un problema.</text:p>
      <text:p text:style-name="P3"/>
      <text:p text:style-name="P9">Si se tiene de una heurística admisible, la que mejor funcione va a ser la de mayor valor sin sobrepasar <text:span text:style-name="T29">el</text:span> valor <text:span text:style-name="T29">real</text:span>. </text:p>
      <text:p text:style-name="P9">De ahí <text:span text:style-name="T30">que </text:span>si tenemos varias heurísticas admisibles y no sabemos cuál elegir, podemos crear una nueva que sea el máximo de todas las otras.</text:p>
      <text:p text:style-name="P9"/>
      <text:p text:style-name="P20"><text:span text:style-name="T12">Las heurísticas se utilizan por ejemplo en simplificación de problemas, u</text:span>na manera de conseguir una solución al problema principal es proponer un problema más sencillo cuya solución es igual al problema principal. Dicha heurística puede no ser capaz de encontrar todas las soluciones del problema principal, pero puede encontrar una más rápido porque el problema simplificado es mucho más fácil de resolver.</text:p>
      <text:p text:style-name="P21"/>
      <text:p text:style-name="P22">También en problemas de búsqueda para eliminar los peores caminos cuanto antes, problemas de juegos, optimización, etc.</text:p>
      <text:p text:style-name="P22"/>
      <text:p text:style-name="P22"/>
      <text:p text:style-name="P1"/>
      <text:p text:style-name="P1"><text:soft-page-break/>5.- Los métodos de escalada. Caracterización general. Variantes.</text:p>
      <text:p text:style-name="P3">Los métodos de escalada son un tipo de búsqueda con información basados en la</text:p>
      <text:p text:style-name="P3">búsqueda en profundidad. Son métodos de búsqueda local porque parten de un nodo</text:p>
      <text:p text:style-name="P3">inicial y profundizan en la búsqueda seleccionando el mejor hijo, realizando esta misma</text:p>
      <text:p text:style-name="P3">acción para el hijo y sus descendientes sólo si resulta ser una mejor opción que el padre.</text:p>
      <text:p text:style-name="P3">Por esta razón puede no encontrar una solución ya que se puede quedar en extremos</text:p>
      <text:p text:style-name="P3">locales, siempre que la función no sea monótona.</text:p>
      <text:p text:style-name="P3">Este método intenta optimizar una función objetivo (f(x)), donde x es un conjunto de</text:p>
      <text:p text:style-name="P3">valores discretos y/o continuos. En cada iteración, el método de escalada ajustará un único</text:p>
      <text:p text:style-name="P3">elemento en x y determinará si el cambio mejora el valor de la función. Cualquier cambio</text:p>
      <text:p text:style-name="P3">que mejore la función es aceptado, y el proceso continúa hasta que no pueda encontrarse</text:p>
      <text:p text:style-name="P3">un cambio que la mejore. Se dice entonces que es "óptima localmente".</text:p>
      <text:p text:style-name="P10"/>
      <text:p text:style-name="P10">Existen las siguientes variantes:</text:p>
      <text:p text:style-name="P10"/>
      <text:p text:style-name="P18"><text:span text:style-name="T4">Escalada simple:</text:span><text:span text:style-name="T13"> </text:span><text:span text:style-name="T14">En este método, en el momento e</text:span><text:span text:style-name="T15">n el</text:span><text:span text:style-name="T14"> que se </text:span>encuentra un estado que es más favorable que el que se está expandiendo <text:span text:style-name="T31">actualmente</text:span>, dicho estado es devuelto sin generar el resto de estados hijos.</text:p>
      <text:p text:style-name="P17"/>
      <text:p text:style-name="P17"><text:span text:style-name="T4">E</text:span><text:span text:style-name="T3">scalada por la máxima pendiente: </text:span>En este caso, se generan todos los hijos de un estado, se calculan sus valores heurísticos y se determina uno de los estados de mejor valor heurístico; se compara dicho valor con el de el estado expandido y si es mejor, se devuelve ese estado como expansión</text:p>
      <text:p text:style-name="P16"/>
      <text:p text:style-name="P16">En ambos casos, si ningún estado hijo es mejor que el estado que está</text:p>
      <text:p text:style-name="P17">siendo expandido, no se devuelve nada, lo que conllevará que la</text:p>
      <text:p text:style-name="P17">búsqueda termine sin haber encontrado un objetivo.</text:p>
      <text:p text:style-name="P16"/>
      <text:p text:style-name="P3"><text:span text:style-name="T5">E</text:span><text:span text:style-name="T3">scalada estocástica: </text:span><text:span text:style-name="T32">S</text:span>elecciona un vecino aleatorio <text:span text:style-name="T32">en lugar de examinar todos los vecinos</text:span>, y decide (basado en la cantidad de progreso en ese vecino) si moverse a él o examinar otro.</text:p>
      <text:p text:style-name="P3"/>
      <text:p text:style-name="P3"><text:span text:style-name="T6">D</text:span><text:span text:style-name="T3">escenso coordinado: </text:span>realiza una búsqueda en línea a lo largo de una dirección de</text:p>
      <text:p text:style-name="P3">coordenadas a partir del punto actual en cada iteración. <text:span text:style-name="T33">Pudiendo ser elegida de forma aleatoria.</text:span></text:p>
      <text:p text:style-name="P3"/>
      <text:p text:style-name="P3"><text:span text:style-name="T7">R</text:span><text:span text:style-name="T3">einicio aleatorio: </text:span>comienza cada vez con una condición inicial aleatoria y se va iterando sobre el conjunto de elementos guardándose la mejor <text:span text:style-name="T34">condición (más óptima).</text:span> </text:p>
      <text:p text:style-name="P3"><text:span text:style-name="T35">Gasta más</text:span> CPU explorando el espacio, que optimiza<text:span text:style-name="T35">ndo</text:span> desde una condición inicial.</text:p>
      <text:p text:style-name="P1"/>
      <text:p text:style-name="P1"/>
      <text:p text:style-name="P1">6.- Características esenciales de los métodos “primero el mejor”.</text:p>
      <text:p text:style-name="P1"/>
      <text:p text:style-name="P3">La búsqueda voraz primero el mejor se parece a la búsqueda primero en profundidad en</text:p>
      <text:p text:style-name="P3">el modo que prefiere seguir un camino hacia el objetivo, pero volverá atrás cuando llegue</text:p>
      <text:p text:style-name="P3">a un callejón sin salida. Sufre los mismos defectos que la búsqueda primero en</text:p>
      <text:p text:style-name="P3">profundidad, no es óptima, y es incompleta (porque puede ir hacia abajo en un camino</text:p>
      <text:p text:style-name="P3">infinito y nunca volver para intentar otras posibilidades). <text:span text:style-name="T36">En el peor de los casos recorrerá una rama infinita tamaño del árbol, antes de encontrar la solución que se encuentre en una rama contigua, aunque con u</text:span>na buena función, sin embargo, <text:span text:style-name="T37">se puede intentar</text:span> reducir la complejidad <text:span text:style-name="T37">de este problema</text:span>. La cantidad de la reducción depende del problema particular y de la calidad de la heurística.</text:p>
      <text:p text:style-name="P3"><text:span text:style-name="T38">El proceso en estos algoritmos es el siguiente. </text:span>Se utiliza, normalmente un árbol en el cual se va iterando, cogiendo el hijo con mejor heurística hasta que no quedan más hijos, entonces se vuelve al <text:soft-page-break/>padre del nodo actual. <text:span text:style-name="T39">S</text:span>e escoge el hijo <text:span text:style-name="T40">con</text:span> mejor heurística, sin contar por el que ya se ha pasado y se repite el proceso hasta que se haya recorrido todo el árbol.</text:p>
      <text:p text:style-name="P1"/>
      <text:p text:style-name="P1">7.- Elementos esenciales del algoritmo A*.</text:p>
      <text:p text:style-name="P1"/>
      <text:p text:style-name="P23"><text:span text:style-name="T8">El problema de algunos algoritmos de búsqueda en grafos informados, como puede ser el algoritmo voraz, es que se guían en exclusiva por la función heurística, la cual puede no indicar el camino de coste más bajo, o por el coste real de desplazarse de un nodo a otro (como los algoritmos de escalada), pudiéndose dar el caso de que sea necesario realizar un movimiento de coste mayor para alcanzar la solución. Es por ello bastante intuitivo el hecho de que un buen algoritmo de búsqueda informada debería tener en cuenta ambos factores, el valor heurístico de los nodos y el coste real del recorrido.</text:span></text:p>
      <text:p text:style-name="P24">Así, el algoritmo A* utiliza una función de evaluación <text:span text:style-name="T42">f = g + h</text:span>, donde <text:span text:style-name="T43">h </text:span><draw:frame draw:style-name="fr1" draw:name="Image2" text:anchor-type="as-char" svg:width="0.0161in" svg:height="0.0161in" draw:z-index="0"><draw:image xlink:href="Pictures/10000AC00000001A0000001A621FDD78EEEE5F0F.svg" xlink:type="simple" xlink:show="embed" xlink:actuate="onLoad" loext:mime-type="image/svg+xml"/><draw:image xlink:href="Pictures/1000020100000001000000017ECFC6E3E426731F.png" xlink:type="simple" xlink:show="embed" xlink:actuate="onLoad"/><svg:title>{\displaystyle h'(n)}</svg:title></draw:frame>representa el valor heurístico del nodo a evaluar desde el actual, n, hasta el final. <text:span text:style-name="T44">Y</text:span> <text:span text:style-name="T44">g</text:span>, el coste real del camino recorrido para llegar a dicho nodo, n, desde el nodo inicial. A* mantiene dos estructuras de datos auxiliares, que podemos denominar <text:span text:style-name="T41">abiertos</text:span>, implementado como una cola de prioridad (ordenada por el valor <draw:frame draw:style-name="fr1" draw:name="Image4" text:anchor-type="as-char" svg:width="0.0161in" svg:height="0.0161in" draw:z-index="1"><draw:image xlink:href="Pictures/10000A2A0000001A0000001A6F9D6A8B8667F4EC.svg" xlink:type="simple" xlink:show="embed" xlink:actuate="onLoad" loext:mime-type="image/svg+xml"/><draw:image xlink:href="Pictures/100002010000000100000001942504969081F422.png" xlink:type="simple" xlink:show="embed" xlink:actuate="onLoad"/><svg:title>{\displaystyle f(n)}</svg:title></draw:frame><text:s/>de cada nodo), y <text:span text:style-name="T41">cerrados</text:span>, donde se guarda la información de los nodos que ya han sido visitados. En cada paso del algoritmo, se expande el nodo que esté primero en abiertos, y en caso de que no sea un nodo objetivo, calcula la <draw:frame draw:style-name="fr1" draw:name="Image5" text:anchor-type="as-char" svg:width="0.0161in" svg:height="0.0161in" draw:z-index="2"><draw:image xlink:href="Pictures/10000A2A0000001A0000001A6F9D6A8B8667F4EC.svg" xlink:type="simple" xlink:show="embed" xlink:actuate="onLoad" loext:mime-type="image/svg+xml"/><draw:image xlink:href="Pictures/100002010000000100000001942504969081F422.png" xlink:type="simple" xlink:show="embed" xlink:actuate="onLoad"/><svg:title>{\displaystyle f(n)}</svg:title></draw:frame><text:s/>de todos sus hijos, los inserta en abiertos, y pasa el nodo evaluado a cerrados.</text:p>
      <text:p text:style-name="P3">Como todo algoritmo de búsqueda en amplitud, A* es un algoritmo completo: en caso de existir una solución, siempre dará con ella.</text:p>
      <text:p text:style-name="P1"/>
      <text:p text:style-name="P1">8.- Elementos esenciales de un algoritmo genético.</text:p>
      <text:p text:style-name="P3"/>
      <text:p text:style-name="P3">Los algoritmos genéticos son métodos sistemáticos para resolver problemas de búsqueda</text:p>
      <text:p text:style-name="P3">y optimización que aplican estrategias biológicas: selección basada en el más adaptado,</text:p>
      <text:p text:style-name="P3">reproducción sexual y mutación. </text:p>
      <text:p text:style-name="P3"/>
      <text:p text:style-name="P3">Estos algoritmos hacen evolucionar una población de individuos sometiéndola a acciones aleatorias semejantes a las que actúan en la evolución biológica (mutaciones y recombinaciones genéticas), así como también a una selección de acuerdo con algún criterio, en función del cual se decide cuáles son los individuos más adaptados, que sobreviven, y cuáles los menos aptos, que son descartados.</text:p>
      <text:p text:style-name="P3">Los algoritmos genéticos (AG) funcionan entre el conjunto de soluciones de un problema llamado fenotipo, y el conjunto de individuos de una población natural, codificando la información de cada solución en una cadena, generalmente binaria, llamada cromosoma. Los símbolos que forman la cadena son llamados genes. Cuando la representación de los cromosomas se hace con cadenas de dígitos binarios se le conoce como genotipo. Los cromosomas evolucionan a través de iteraciones, llamadas generaciones. En cada generación, los cromosomas son evaluados usando alguna medida de aptitud. Las siguientes generaciones (nuevos cromosomas), son generadas aplicando los operadores genéticos repetidamente, siendo estos los operadores de selección, cruzamiento, mutación y reemplazo.</text:p>
      <text:p text:style-name="P3"/>
      <text:p text:style-name="P1">Funcionamiento:</text:p>
      <text:p text:style-name="P3">Se genera aleatoriamente la población inicial, que está constituida por un conjunto de</text:p>
      <text:p text:style-name="P3">cromosomas los cuales representan las posibles soluciones del problema.</text:p>
      <text:p text:style-name="P3">A cada uno de los cromosomas de esta población se aplicará la función de aptitud para</text:p>
      <text:p text:style-name="P3">saber cómo de "buena" es la solución que se está codificando.</text:p>
      <text:p text:style-name="P3">El algoritmo se deberá detener cuando se alcance la solución óptima, pero esta</text:p>
      <text:p text:style-name="P3"><text:soft-page-break/>generalmente se desconoce, por lo que se deben utilizar otros criterios de detención.</text:p>
      <text:p text:style-name="P3"/>
      <text:p text:style-name="P3">Normalmente se usan dos criterios: un número máximo de iteraciones (generaciones) o</text:p>
      <text:p text:style-name="P3">detenerlo cuando no haya cambios en la población. Mientras no se cumpla la condición</text:p>
      <text:p text:style-name="P3">de término se hace lo siguiente:</text:p>
      <text:p text:style-name="P3"/>
      <text:p text:style-name="P3"><text:span text:style-name="T3">Selección:</text:span> Después de saber la aptitud de cada cromosoma se procede a elegir los</text:p>
      <text:p text:style-name="P3">cromosomas que serán cruzados en la siguiente generación. Los cromosomas con mejor</text:p>
      <text:p text:style-name="P3">aptitud tienen mayor probabilidad de ser seleccionados.</text:p>
      <text:p text:style-name="P3"/>
      <text:p text:style-name="P3"><text:span text:style-name="T3">Recombinación o cruzamiento:</text:span> La recombinación es el principal operador genético,</text:p>
      <text:p text:style-name="P3">representa la reproducción sexual, opera sobre dos cromosomas a la vez para generar</text:p>
      <text:p text:style-name="P3">dos descendientes donde se combinan las características de ambos cromosomas padres.</text:p>
      <text:p text:style-name="P3"/>
      <text:p text:style-name="P3"><text:span text:style-name="T3">Mutación:</text:span> Modifica al azar parte del cromosoma de los individuos, y permite alcanzar</text:p>
      <text:p text:style-name="P3">zonas del espacio de búsqueda que no estaban cubiertas por los individuos de la</text:p>
      <text:p text:style-name="P3">población actual.</text:p>
      <text:p text:style-name="P3"/>
      <text:p text:style-name="P3"><text:span text:style-name="T3">Reemplazo: </text:span>Una vez aplicados los operadores genéticos, se seleccionan los mejores</text:p>
      <text:p text:style-name="P3">individuos para conformar la población de la generación siguiente.</text:p>
      <text:p text:style-name="P3"/>
      <text:p text:style-name="P3">Un algoritmo genético no garantiza la obtención del óptimo, pero, si está bien construido,</text:p>
      <text:p text:style-name="P3">proporcionará una solución razonablemente bu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0:43:07.414460155</meta:creation-date>
    <meta:generator>LibreOffice/6.0.4.1$Linux_X86_64 LibreOffice_project/00m0$Build-1</meta:generator>
    <dc:date>2018-06-27T14:42:09.811823321</dc:date>
    <meta:editing-duration>PT3H37M59S</meta:editing-duration>
    <meta:editing-cycles>74</meta:editing-cycles>
    <meta:document-statistic meta:table-count="0" meta:image-count="3" meta:object-count="0" meta:page-count="6" meta:paragraph-count="144" meta:word-count="2703" meta:character-count="16801" meta:non-whitespace-character-count="14215"/>
  </office:meta>
</office:document-meta>
</file>